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79966" officeooo:paragraph-rsid="00079966"/>
    </style:style>
    <style:style style:name="P2" style:family="paragraph" style:parent-style-name="Standard">
      <style:text-properties style:font-name="Liberation Mono" fo:font-weight="bold" officeooo:rsid="00079966" officeooo:paragraph-rsid="00079966" style:font-weight-asian="bold" style:font-weight-complex="bold"/>
    </style:style>
    <style:style style:name="P3" style:family="paragraph" style:parent-style-name="Standard">
      <style:text-properties style:font-name="Liberation Mono" officeooo:rsid="00079966" officeooo:paragraph-rsid="0010c130"/>
    </style:style>
    <style:style style:name="P4" style:family="paragraph" style:parent-style-name="Standard">
      <style:text-properties style:font-name="Liberation Mono" officeooo:rsid="0010c130" officeooo:paragraph-rsid="0010c130"/>
    </style:style>
    <style:style style:name="P5" style:family="paragraph" style:parent-style-name="Standard">
      <style:text-properties style:font-name="Liberation Mono" officeooo:rsid="0010c130" officeooo:paragraph-rsid="0012185b"/>
    </style:style>
    <style:style style:name="T1" style:family="text">
      <style:text-properties officeooo:rsid="00099619"/>
    </style:style>
    <style:style style:name="T2" style:family="text">
      <style:text-properties officeooo:rsid="000a411e"/>
    </style:style>
    <style:style style:name="T3" style:family="text">
      <style:text-properties officeooo:rsid="000c8841"/>
    </style:style>
    <style:style style:name="T4" style:family="text">
      <style:text-properties officeooo:rsid="000dbf7c"/>
    </style:style>
    <style:style style:name="T5" style:family="text">
      <style:text-properties officeooo:rsid="0010c130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Dios puede salvar</text:span> </text:p>
      <text:p text:style-name="P3"><text:span text:style-name="T6">Hillsong</text:span></text:p>
      <text:p text:style-name="P3"><text:span text:style-name="T5">INTRO: D A F#m <text:s/>E</text:span></text:p>
      <text:p text:style-name="P4"/>
      <text:p text:style-name="P4">Verso 1</text:p>
      <text:p text:style-name="P4">D <text:s text:c="9"/>A <text:s text:c="20"/>F#m</text:p>
      <text:p text:style-name="P4">Todos necesitan amor que nunca falla</text:p>
      <text:p text:style-name="P4"><text:s text:c="4"/>E</text:p>
      <text:p text:style-name="P4">Tu gracia y compasión</text:p>
      <text:p text:style-name="P4"><text:s/>D <text:s text:c="8"/>A <text:s text:c="18"/>F#m</text:p>
      <text:p text:style-name="P4">Todos necesitan perdón y esperanza</text:p>
      <text:p text:style-name="P4"><text:s text:c="8"/>E <text:s text:c="11"/>D E D E</text:p>
      <text:p text:style-name="P4">de un Dios que salva</text:p>
      <text:p text:style-name="P4">CORO</text:p>
      <text:p text:style-name="P4">A <text:s text:c="19"/>E</text:p>
      <text:p text:style-name="P4">Cristo puede mover montes</text:p>
      <text:p text:style-name="P4"><text:s text:c="13"/>D <text:s text:c="5"/>A</text:p>
      <text:p text:style-name="P4">solo Dios puede salvar</text:p>
      <text:p text:style-name="P4"><text:s text:c="10"/>F#m <text:s text:c="4"/>E</text:p>
      <text:p text:style-name="P4">mi Dios puede salvar</text:p>
      <text:p text:style-name="P4"><text:s/>A <text:s text:c="23"/>E</text:p>
      <text:p text:style-name="P4">por siempre autor de salvación</text:p>
      <text:p text:style-name="P4"><text:s text:c="12"/>D <text:s text:c="5"/>A</text:p>
      <text:p text:style-name="P4">Jesús la muerte venció</text:p>
      <text:p text:style-name="P4"><text:s text:c="8"/>F#m <text:s text:c="5"/>E</text:p>
      <text:p text:style-name="P4">El la muerte venció</text:p>
      <text:p text:style-name="P4"/>
      <text:p text:style-name="P4">Verso 2</text:p>
      <text:p text:style-name="P4"><text:s/>D <text:s text:c="12"/>A <text:s text:c="16"/>F#m</text:p>
      <text:p text:style-name="P4">Aun con mis temores se que me aceptas</text:p>
      <text:p text:style-name="P4"><text:s text:c="2"/>E</text:p>
      <text:p text:style-name="P4">lléname otra vez</text:p>
      <text:p text:style-name="P4"><text:s/>D <text:s text:c="14"/>A <text:s text:c="21"/>F#m</text:p>
      <text:p text:style-name="P4">mi vida entera ofrezco para seguir tus pasos</text:p>
      <text:p text:style-name="P4"><text:s text:c="4"/>E <text:s text:c="8"/>D E D E</text:p>
      <text:p text:style-name="P4">a Ti me rindo</text:p>
      <text:p text:style-name="P4"/>
      <text:p text:style-name="P4">CORO:</text:p>
      <text:p text:style-name="P4"/>
      <text:p text:style-name="P4">PUENTE:</text:p>
      <text:p text:style-name="P4">D <text:s text:c="8"/>A <text:s text:c="15"/>E</text:p>
      <text:p text:style-name="P4">en la tierra tu luz brillará</text:p>
      <text:p text:style-name="P4">F#m <text:s text:c="6"/>D <text:s text:c="7"/>A <text:s text:c="14"/>E</text:p>
      <text:p text:style-name="P4">Cantamos por la gloria de tu majestad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15.7cm" style:num-format="1" style:print-orientation="landscape" fo:margin-top="0.499cm" fo:margin-bottom="0.499cm" fo:margin-left="0.499cm" fo:margin-right="0.499cm" style:writing-mode="lr-tb" style:footnote-max-height="0cm">
        <style:columns fo:column-count="2">
          <style:column-sep style:width="0.018cm" style:color="#000000" style:height="100%" style:style="solid"/>
          <style:column style:rel-width="8245*" fo:start-indent="0cm" fo:end-indent="0.249cm"/>
          <style:column style:rel-width="8026*" fo:start-indent="0.2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hington Delgado</meta:initial-creator>
    <meta:creation-date>2015-05-26T19:01:22.098740124</meta:creation-date>
    <dc:date>2017-04-29T18:05:40.863449705</dc:date>
    <meta:editing-duration>PT1H58M</meta:editing-duration>
    <meta:editing-cycles>15</meta:editing-cycles>
    <meta:generator>LibreOffice/5.3.2.2$Linux_x86 LibreOffice_project/30m0$Build-2</meta:generator>
    <meta:document-statistic meta:table-count="0" meta:image-count="0" meta:object-count="0" meta:page-count="1" meta:paragraph-count="41" meta:word-count="140" meta:character-count="895" meta:non-whitespace-character-count="479"/>
  </office:meta>
</office:document-meta>
</file>